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9cm" svg:height="2.5cm" svg:x="1.9cm" svg:y="9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08cm" svg:height="0.962cm" svg:x="1.7cm" svg:y="8.338cm">
          <draw:text-box>
            <text:p><text:span text:style-name="T1">Signature</text:span> <text:span text:style-name="T1">of</text:span> <text:span text:style-name="T1">Advisor</text:span></text:p>
          </draw:text-box>
        </draw:frame>
        <draw:custom-shape draw:style-name="gr1" draw:text-style-name="P1" draw:layer="layout" svg:width="4.5cm" svg:height="1cm" svg:x="15.6cm" svg:y="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24cm" svg:height="0.962cm" svg:x="16.9cm" svg:y="11.138cm">
          <draw:text-box>
            <text:p>/ <text:s text:c="5"/>/</text:p>
          </draw:text-box>
        </draw:frame>
        <draw:frame draw:style-name="gr2" draw:layer="layout" svg:width="5.015cm" svg:height="0.962cm" svg:x="15.4cm" svg:y="10.1cm">
          <draw:text-box>
            <text:p>Date(dd/mm/yy)</text:p>
          </draw:text-box>
        </draw:frame>
        <draw:custom-shape draw:style-name="gr1" draw:text-style-name="P1" draw:layer="layout" svg:width="18.2cm" svg:height="1cm" svg:x="1.9cm" svg:y="13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253cm" svg:height="0.962cm" svg:x="1.7cm" svg:y="12.538cm">
          <draw:text-box>
            <text:p><text:span text:style-name="T1">Signatory's</text:span> <text:span text:style-name="T1">name</text:span> (<text:span text:style-name="T1">please</text:span> <text:span text:style-name="T1">print</text:span>)</text:p>
          </draw:text-box>
        </draw:frame>
        <draw:custom-shape draw:style-name="gr1" draw:text-style-name="P1" draw:layer="layout" svg:width="18.2cm" svg:height="4.2cm" svg:x="1.9cm" svg:y="15.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161cm" svg:height="0.962cm" svg:x="2.1cm" svg:y="15.696cm">
          <draw:text-box>
            <text:p><text:span text:style-name="T1">Adviser</text:span> <text:span text:style-name="T1">stamp</text:span> (<text:span text:style-name="T1">please</text:span> use <text:span text:style-name="T1">black</text:span> <text:span text:style-name="T1">ink</text:span> <text:span text:style-name="T1">only</text:span>)</text:p>
          </draw:text-box>
        </draw:frame>
        <draw:frame draw:style-name="gr2" draw:layer="layout" svg:width="3.817cm" svg:height="0.962cm" svg:x="1.683cm" svg:y="1.438cm">
          <draw:text-box>
            <text:p>BetaSmartz</text:p>
          </draw:text-box>
        </draw:frame>
        <draw:frame draw:style-name="gr2" draw:layer="layout" svg:width="16.988cm" svg:height="1.673cm" svg:x="1.6cm" svg:y="3.438cm">
          <draw:text-box>
            <text:p><text:span text:style-name="T1">Dealer</text:span> <text:span text:style-name="T1">group</text:span> change, <text:span text:style-name="T1">from</text:span> [previus <text:span text:style-name="T1">dealer</text:span> <text:span text:style-name="T1">group</text:span> <text:span text:style-name="T1">name</text:span>] to </text:p>
            <text:p>[<text:span text:style-name="T1">new</text:span> <text:span text:style-name="T1">dealer</text:span> <text:span text:style-name="T1">group</text:span> <text:span text:style-name="T1">name</text:span>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00:51:40.896134065</meta:creation-date>
    <dc:date>2015-10-25T02:48:37.916071349</dc:date>
    <meta:editing-duration>P0D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